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6.25cm" fo:min-width="6cm"/>
    </style:style>
    <style:style style:name="gr2" style:family="graphic" style:parent-style-name="standard">
      <style:graphic-properties draw:fill-color="#f24f33" draw:textarea-horizontal-align="justify" draw:textarea-vertical-align="middle" draw:auto-grow-height="false" fo:min-height="2.58cm" fo:min-width="3.39cm"/>
    </style:style>
    <style:style style:name="gr3" style:family="graphic" style:parent-style-name="standard">
      <style:graphic-properties draw:fill-color="#f24f33" draw:textarea-horizontal-align="justify" draw:textarea-vertical-align="middle" draw:auto-grow-height="false" fo:min-height="0.417cm" fo:min-width="0.64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114cm" fo:min-width="0cm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24f33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標準" presentation:presentation-page-layout-name="AL1T1">
        <draw:g>
          <draw:custom-shape draw:style-name="gr1" draw:text-style-name="P1" draw:layer="layout" svg:width="6.5cm" svg:height="6.5cm" svg:x="11.5cm" svg:y="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5.5cm" svg:height="4cm" draw:transform="skewX (-0.00680678408277788) translate (11.984cm 6.67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2.296cm" svg:height="2cm" draw:transform="rotate (0.314159265358979) translate (11.796cm 6.1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2" draw:layer="layout" svg:width="2.296cm" svg:height="2cm" draw:transform="rotate (-0.31415926535898) translate (15.516cm 5.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718cm" svg:height="1.091cm" draw:transform="rotate (1.41371669411541) translate (16.229cm 7.10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3558.5296889727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0T12:13:43.767451777</meta:creation-date>
    <meta:editing-duration>PT10M38S</meta:editing-duration>
    <meta:editing-cycles>4</meta:editing-cycles>
    <meta:generator>LibreOffice/7.3.2.2$Linux_X86_64 LibreOffice_project/454130fadb9a820d3728b86ccb63c8f359d70528</meta:generator>
    <dc:date>2022-04-17T18:38:31.335140593</dc:date>
    <meta:document-statistic meta:object-count="30"/>
  </office:meta>
</office:document-meta>
</file>